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1c79f" officeooo:paragraph-rsid="0011c79f"/>
    </style:style>
    <style:style style:name="P2" style:family="paragraph" style:parent-style-name="Standard">
      <style:text-properties style:font-name="Nimbus Roman No9 L" officeooo:rsid="0011c79f" officeooo:paragraph-rsid="0011c79f"/>
    </style:style>
    <style:style style:name="P3" style:family="paragraph" style:parent-style-name="Standard">
      <style:text-properties style:font-name="Nimbus Roman No9 L" officeooo:paragraph-rsid="00135f7c"/>
    </style:style>
    <style:style style:name="P4" style:family="paragraph" style:parent-style-name="Standard">
      <style:text-properties style:font-name="Nimbus Roman No9 L" officeooo:rsid="0013f21b" officeooo:paragraph-rsid="0013f21b"/>
    </style:style>
    <style:style style:name="P5" style:family="paragraph" style:parent-style-name="Standard">
      <style:paragraph-properties fo:text-align="start" style:justify-single-word="false"/>
      <style:text-properties style:font-name="Nimbus Roman No9 L" officeooo:rsid="0013f21b" officeooo:paragraph-rsid="0013f21b"/>
    </style:style>
    <style:style style:name="P6" style:family="paragraph" style:parent-style-name="Standard">
      <style:text-properties style:font-name="Nimbus Roman No9 L" officeooo:paragraph-rsid="0013f21b"/>
    </style:style>
    <style:style style:name="P7" style:family="paragraph" style:parent-style-name="Standard">
      <style:text-properties style:font-name="Nimbus Roman No9 L" officeooo:rsid="0015e146" officeooo:paragraph-rsid="0015e146"/>
    </style:style>
    <style:style style:name="P8" style:family="paragraph" style:parent-style-name="Standard">
      <style:text-properties style:font-name="Nimbus Roman No9 L" officeooo:paragraph-rsid="0015e146"/>
    </style:style>
    <style:style style:name="P9" style:family="paragraph" style:parent-style-name="Standard">
      <style:text-properties style:font-name="Nimbus Roman No9 L" fo:font-size="12pt" fo:font-weight="normal" officeooo:rsid="0015e146" officeooo:paragraph-rsid="0015e146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Nimbus Roman No9 L" fo:font-size="12pt" fo:font-weight="normal" officeooo:paragraph-rsid="0015e146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Nimbus Roman No9 L" fo:font-size="12pt" fo:font-weight="normal" officeooo:rsid="00167c7e" officeooo:paragraph-rsid="00167c7e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Nimbus Roman No9 L" fo:font-size="12pt" fo:font-weight="normal" officeooo:paragraph-rsid="00167c7e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Nimbus Roman No9 L" fo:font-size="12pt" fo:font-weight="normal" officeooo:rsid="0017cf2c" officeooo:paragraph-rsid="00167c7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Nimbus Roman No9 L" fo:font-size="12pt" fo:font-weight="normal" officeooo:rsid="0017cf2c" officeooo:paragraph-rsid="0017cf2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Ubuntu Light1" fo:font-size="28pt" fo:font-weight="normal" officeooo:paragraph-rsid="0011c79f" style:font-size-asian="28pt" style:font-weight-asian="normal" style:font-size-complex="28pt" style:font-weight-complex="normal"/>
    </style:style>
    <style:style style:name="P16" style:family="paragraph" style:parent-style-name="Standard">
      <style:text-properties style:font-name="Ubuntu Light1" fo:font-size="14pt" fo:font-weight="normal" officeooo:rsid="0015e146" officeooo:paragraph-rsid="0015e146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Ubuntu Light1" fo:font-size="14pt" fo:font-weight="normal" officeooo:rsid="00167c7e" officeooo:paragraph-rsid="00167c7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/>
      <style:text-properties style:font-name="Ubuntu Light1" fo:font-size="14pt" fo:font-weight="normal" officeooo:rsid="00135f7c" officeooo:paragraph-rsid="00135f7c" style:font-size-asian="14pt" style:font-weight-asian="normal" style:font-size-complex="14pt" style:font-weight-complex="normal"/>
    </style:style>
    <style:style style:name="P19" style:family="paragraph" style:parent-style-name="Header">
      <style:text-properties fo:color="#808080" officeooo:paragraph-rsid="0018c9c0"/>
    </style:style>
    <style:style style:name="T1" style:family="text">
      <style:text-properties officeooo:rsid="0011c79f"/>
    </style:style>
    <style:style style:name="T2" style:family="text">
      <style:text-properties officeooo:rsid="00135f7c"/>
    </style:style>
    <style:style style:name="T3" style:family="text">
      <style:text-properties officeooo:rsid="0013f21b"/>
    </style:style>
    <style:style style:name="T4" style:family="text">
      <style:text-properties officeooo:rsid="0015e146"/>
    </style:style>
    <style:style style:name="T5" style:family="text">
      <style:text-properties officeooo:rsid="00167c7e"/>
    </style:style>
    <style:style style:name="T6" style:family="text">
      <style:text-properties officeooo:rsid="0017cf2c"/>
    </style:style>
    <style:style style:name="T7" style:family="text">
      <style:text-properties officeooo:rsid="0018c9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Stratégiai Játék </text:span><text:span text:style-name="T6">- </text:span><text:span text:style-name="T1">Specifikáció</text:span></text:p>
      <text:p text:style-name="P1"/>
      <text:p text:style-name="P1"/>
      <text:p text:style-name="P2">Az általam választott beadandó egy minimalista stratégiai játék.</text:p>
      <text:p text:style-name="P2"/>
      <text:p text:style-name="P18">Működési elv:</text:p>
      <text:p text:style-name="P3"><text:span text:style-name="T2">Egy fiktív világban létezik néhány, maximum 8 </text:span><text:span text:style-name="T3">darab eltérő</text:span><text:span text:style-name="T2"> színnel jelölt falu, amik </text:span><text:span text:style-name="T3">egymással harcolnak</text:span><text:span text:style-name="T2">. </text:span><text:span text:style-name="T3">Ezek közül egy falut a játékos irányít. </text:span><text:span text:style-name="T2">Ezekben a fal</text:span><text:span text:style-name="T3">vak</text:span><text:span text:style-name="T2">ban található néhány paraszt, néhány nyersanyag és még pár katona. A parasztok nyersanyagot termelnek, a katonák pedig nyersanyagot fogyasztanak. Mindemellett nyersanyagból lehet újabb parasztot készíteni (aminek hatására nő a falu össztermelése), majd egy parasztból és néhány nyersanyagból pedig katonát lehet készíten</text:span><text:span text:style-name="T3">i </text:span><text:span text:style-name="T2">(így viszont </text:span><text:span text:style-name="T3">értelemszerűen csökken a falu össztermelése</text:span><text:span text:style-name="T2">). </text:span><text:span text:style-name="T3">Ez a pár funkció biztosítja a falu gyarapodásának és a hadsereg létrehozásának lehetőségét.</text:span></text:p>
      <text:p text:style-name="P5">Ezen felül pedig még fontos része a játéknak a harc és a faluelfoglalás: ha egy falu elegendő mennyiségű katonával rendelkezik, akkor zászlóaljanként megtámadhat egy másik, ellenséges falut. Ilyenkor az a pár katona elhagyja a falut, elindul az ellenséges falu irányába, majd ha odaért, lezajlik a harc, aminek több kimenetele is lehet:</text:p>
      <text:p text:style-name="P4">- ha a védekező faluban több katona volt, mint a támadó zászlóaljban, akkor a támadó sereg felmorzsolódott és a védekező faluban is pont egy zászlóaljnyi katona veszett oda.</text:p>
      <text:p text:style-name="P6"><text:span text:style-name="T3">- ha a védekező faluban kevesebb katona volt, mint ahány katona támadt, akkor a védekező falu összes katonája odaveszett, majd beszálltak a parasztok is a harcba, méghozzá úgy, hogy 3 paraszt ért 1 katonát. Így a túlerő háromszorosának megfelelő mennyiségű paraszt veszett oda. Ha ezek </text:span><text:span text:style-name="T4">után maradt paraszt a faluban</text:span><text:span text:style-name="T3">, akkor </text:span><text:span text:style-name="T4">maga a </text:span><text:span text:style-name="T3">falu sértetlen maradt, </text:span><text:span text:style-name="T5">viszont jelentős veszteségek árán.</text:span></text:p>
      <text:p text:style-name="P6"><text:span text:style-name="T3">- máskülönben ha túl kevés katona és paraszt volt egy faluban, akkor a támadó zászlóalj serege átvette az irányítást a falu felett, így az el lett foglalva. </text:span><text:span text:style-name="T4">Ilyen esetben</text:span><text:span text:style-name="T3"> </text:span><text:span text:style-name="T4">a harc után már </text:span><text:span text:style-name="T3">más színnel jelenik meg a térképen </text:span><text:span text:style-name="T4">maga a falu és egy másik játékos irányítja.</text:span></text:p>
      <text:p text:style-name="P7"/>
      <text:p text:style-name="P8"><text:span text:style-name="T4">A játék akkor érne véget, ha az egyik játékos az összes falut elfoglalta, és nincs ellenséges zászlóalj úton egyik faluba sem. </text:span><text:span text:style-name="T5">(így a többi játékos teljesen megszűnt létezni, mivel mozgó zászlóaljjal sem rendelkezik)</text:span></text:p>
      <text:p text:style-name="P9"/>
      <text:p text:style-name="P16">Bemenet:</text:p>
      <text:p text:style-name="P9">A program folyamatosan kezelné az összes bemenetet, mivel egy „eseményvezérelt” programról van szó. Bemenetnek számít a billentyűzet és az egér: ezekkel lehet irányítani a játékot.</text:p>
      <text:p text:style-name="P9">A főmenüben be lehet állítani a meccs tulajdonságait: az ellenséges faluk számát, a nehézséget, a játékos nevét és színét és a meccs sebességét.</text:p>
      <text:p text:style-name="P10"><text:span text:style-name="T4">Ezek után lehet elindítani magát a játszmát, ahol pedig a saját falukat lehet vezérelni. </text:span><text:span text:style-name="T5">Itt a számítógép automatikusan vezérelné a többi falut </text:span><text:span text:style-name="T6">egy </text:span><text:span text:style-name="T5">megadott algoritmus alapján.</text:span></text:p>
      <text:p text:style-name="P11">A játék menete pedig fentebb olvasható.</text:p>
      <text:p text:style-name="P11"/>
      <text:p text:style-name="P17">Kimenet:</text:p>
      <text:p text:style-name="P11">Mivel a játék grafikus felületű, ezért a legfontosabb kimenete a program ablaka lenne, amin megjelenne a menü, a térkép, és minden egyéb vizuális információ. Ez természetesen folyamatosan függne az aktuális bemenettől is.</text:p>
      <text:p text:style-name="P12"><text:span text:style-name="T5">Ezen felül a játéknak lenne egy másik fontos kimenete is, a legjobb eredmények eltárolására szolgáló fájl. Ezt a program magától generálná, amibe elmentené a meccsek eredményét (ha érdemes, azaz a felhasználó több pontot ért el, mint az ezelőtti legjobb 10), és ezt a legjobb </text:span><text:soft-page-break/><text:span text:style-name="T5">eredményeket tartalmazó listát meg lehetne tekinteni közvetlenül a programból is (ilyenkor beolvasná a fájlt, értelmezné, majd megjelenítené)</text:span><text:span text:style-name="T6">.</text:span></text:p>
      <text:p text:style-name="P13"/>
      <text:p text:style-name="P14">Más kimenettel nem rendelkezne a pr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officeooo:paragraph-rsid="0018c9c0"/>
    </style:style>
    <style:style style:name="MT1" style:family="text">
      <style:text-properties officeooo:rsid="0018c9c0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oros László – VM0LV0<text:tab/><text:tab/>2012. okt. 31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01:39:07</meta:creation-date>
    <dc:date>2012-11-01T03:03:52</dc:date>
    <meta:editing-duration>PT1M56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2" meta:paragraph-count="19" meta:word-count="506" meta:character-count="3391" meta:non-whitespace-character-count="2903"/>
  </office:meta>
</office:document-meta>
</file>